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cm" svg:y1="11.141cm" svg:x2="3.41cm" svg:y2="1.997cm">
          <text:p/>
        </draw:line>
        <draw:line draw:style-name="gr1" draw:text-style-name="P1" draw:layer="layout" svg:x1="3.412cm" svg:y1="11.139cm" svg:x2="16.367cm" svg:y2="11.139cm">
          <text:p/>
        </draw:line>
        <draw:custom-shape draw:style-name="gr2" draw:text-style-name="P1" draw:layer="layout" svg:width="0.221cm" svg:height="0.221cm" svg:x="6.59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6.59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0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15cm" svg:height="0.963cm" svg:x="16.367cm" svg:y="10.652cm">
          <draw:text-box>
            <text:p>x</text:p>
          </draw:text-box>
        </draw:frame>
        <draw:frame draw:style-name="gr4" draw:layer="layout" svg:width="0.811cm" svg:height="0.963cm" svg:x="2.968cm" svg:y="1.05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7:36:11.163000000</dc:date>
    <meta:editing-duration>PT20M17S</meta:editing-duration>
    <meta:editing-cycles>9</meta:editing-cycles>
    <meta:generator>LibreOffice/4.1.3.2$Windows_x86 LibreOffice_project/70feb7d99726f064edab4605a8ab840c50ec57a</meta:generator>
    <meta:document-statistic meta:object-count="84"/>
  </office:meta>
</office:document-meta>
</file>